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59c9" officeooo:paragraph-rsid="000e593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e593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5935" officeooo:paragraph-rsid="000e593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2c2f" officeooo:paragraph-rsid="000f2c2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0e593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0e5935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baebc" officeooo:paragraph-rsid="000e5935"/>
    </style:style>
    <style:style style:name="P8" style:family="paragraph" style:parent-style-name="Standard">
      <style:text-properties officeooo:rsid="00077c22" officeooo:paragraph-rsid="000e5935"/>
    </style:style>
    <style:style style:name="P9" style:family="paragraph" style:parent-style-name="Standard">
      <style:text-properties officeooo:rsid="0003d53d" officeooo:paragraph-rsid="000e5935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59c9" officeooo:paragraph-rsid="000e593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5935" officeooo:paragraph-rsid="000e593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e5935" officeooo:paragraph-rsid="000f2c2f" style:font-weight-asian="normal" style:font-weight-complex="normal"/>
    </style:style>
    <style:style style:name="P14" style:family="paragraph" style:parent-style-name="Standard">
      <style:text-properties officeooo:paragraph-rsid="000e5935"/>
    </style:style>
    <style:style style:name="P15" style:family="paragraph" style:parent-style-name="Standard">
      <style:text-properties officeooo:rsid="000f2c2f" officeooo:paragraph-rsid="000f2c2f"/>
    </style:style>
    <style:style style:name="P16" style:family="paragraph" style:parent-style-name="Standard">
      <style:text-properties officeooo:paragraph-rsid="000f2c2f"/>
    </style:style>
    <style:style style:name="T1" style:family="text">
      <style:text-properties officeooo:rsid="000ab00e"/>
    </style:style>
    <style:style style:name="T2" style:family="text">
      <style:text-properties officeooo:rsid="001e59c9"/>
    </style:style>
    <style:style style:name="T3" style:family="text">
      <style:text-properties officeooo:rsid="00077c22"/>
    </style:style>
    <style:style style:name="T4" style:family="text">
      <style:text-properties officeooo:rsid="0010acfb"/>
    </style:style>
    <style:style style:name="T5" style:family="text">
      <style:text-properties officeooo:rsid="000c5d61"/>
    </style:style>
    <style:style style:name="T6" style:family="text">
      <style:text-properties officeooo:rsid="000e5935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e5935" style:font-weight-asian="normal" style:font-weight-complex="normal"/>
    </style:style>
    <style:style style:name="T9" style:family="text">
      <style:text-properties style:text-underline-style="none" fo:font-weight="normal" officeooo:rsid="000f268d" style:font-weight-asian="normal" style:font-weight-complex="normal"/>
    </style:style>
    <style:style style:name="T10" style:family="text">
      <style:text-properties style:text-underline-style="none" fo:font-weight="normal" officeooo:rsid="000f2c2f" style:font-weight-asian="normal" style:font-weight-complex="normal"/>
    </style:style>
    <style:style style:name="T11" style:family="text">
      <style:text-properties officeooo:rsid="000f268d"/>
    </style:style>
    <style:style style:name="T12" style:family="text">
      <style:text-properties officeooo:rsid="000f7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</text:span>LSQL SET <text:span text:style-name="T6">8</text:span></text:p>
      <text:p text:style-name="P6"/>
      <text:p text:style-name="P7">Experiment : <text:span text:style-name="T2">1</text:span><text:span text:style-name="T12">3</text:span></text:p>
      <text:p text:style-name="P8">Name : Ajay J</text:p>
      <text:p text:style-name="P8">Roll No : 4</text:p>
      <text:p text:style-name="P9">Class : S5R</text:p>
      <text:p text:style-name="P14"><text:span text:style-name="T3">Date : </text:span><text:span text:style-name="T2">1</text:span><text:span text:style-name="T12">7</text:span><text:span text:style-name="T3">/</text:span><text:span text:style-name="T4">0</text:span><text:span text:style-name="T2">2</text:span><text:span text:style-name="T3">/202</text:span><text:span text:style-name="T4">2</text:span></text:p>
      <text:p text:style-name="P14"/>
      <text:p text:style-name="P2">CREATE TABLE</text:p>
      <text:p text:style-name="P14">create table train(tno number(5) primary key, tname varchar(20), tdate date, destination varchar(15), seats number(3));</text:p>
      <text:p text:style-name="P14"/>
      <text:p text:style-name="P1">QUESTION</text:p>
      <text:p text:style-name="P11"><text:span text:style-name="T5">1</text:span>. <text:span text:style-name="T6">Perform commit and rollback operation in the train table. The train number should be automatically incremented for each row insertion.</text:span></text:p>
      <text:p text:style-name="P11"/>
      <text:p text:style-name="P12">2. To write a PL/SQL program to implement railway reservation system with procedure for reservation and cancellation.</text:p>
      <text:p text:style-name="P11"/>
      <text:p text:style-name="P2">PROGRAM</text:p>
      <text:p text:style-name="P3">Part a</text:p>
      <text:p text:style-name="Standard">set serveroutput on</text:p>
      <text:p text:style-name="Standard">create sequence train_se;</text:p>
      <text:p text:style-name="Standard">create or replace trigger train_ins</text:p>
      <text:p text:style-name="Standard">before </text:p>
      <text:p text:style-name="Standard">insert on train for each row</text:p>
      <text:p text:style-name="Standard">begin</text:p>
      <text:p text:style-name="Standard"><text:tab/>select train_seqe.nextval into :new.tno from dual;</text:p>
      <text:p text:style-name="Standard">end;</text:p>
      <text:p text:style-name="Standard">/</text:p>
      <text:p text:style-name="Standard"/>
      <text:p text:style-name="P3">Part b</text:p>
      <text:p text:style-name="P12">set serveroutput on</text:p>
      <text:p text:style-name="P12">accept x char prompt '1.Reserve <text:s/>2.Cancel : ';</text:p>
      <text:p text:style-name="P12">declare</text:p>
      <text:p text:style-name="P12"><text:tab/>choice varchar(2);</text:p>
      <text:p text:style-name="P12"><text:tab/>tseat number(3);</text:p>
      <text:p text:style-name="P12"><text:tab/>trainno number(5);</text:p>
      <text:p text:style-name="P12"><text:tab/>no number(4);</text:p>
      <text:p text:style-name="P12">begin</text:p>
      <text:p text:style-name="P12"><text:tab/>choice := &amp;x;</text:p>
      <text:p text:style-name="P12"><text:tab/>trainno := &amp;trainno;</text:p>
      <text:p text:style-name="P12"><text:tab/>no := &amp;no;</text:p>
      <text:p text:style-name="P12"><text:tab/>select seats into tseat from train where tno = trainno;</text:p>
      <text:p text:style-name="P12"><text:tab/>case choice</text:p>
      <text:p text:style-name="P12"><text:tab/><text:tab/>when '1' then </text:p>
      <text:p text:style-name="P12"><text:tab/><text:tab/><text:tab/>tseat := tseat - no;</text:p>
      <text:p text:style-name="P12"><text:tab/><text:tab/><text:tab/>update train set seats = tseat where tno = trainno;</text:p>
      <text:p text:style-name="P12"><text:tab/><text:tab/>when '2' then</text:p>
      <text:p text:style-name="P12"><text:tab/><text:tab/><text:tab/>tseat := tseat + no;</text:p>
      <text:p text:style-name="P12"><text:tab/><text:tab/><text:tab/>update train set seats = tseat where tno = trainno;</text:p>
      <text:p text:style-name="P12"><text:tab/>end case;</text:p>
      <text:p text:style-name="P12"><text:soft-page-break/>end;</text:p>
      <text:p text:style-name="P12">/</text:p>
      <text:p text:style-name="P10"/>
      <text:p text:style-name="P3">OUTPUT</text:p>
      <text:p text:style-name="P12">SQL&gt; select * from train;</text:p>
      <text:p text:style-name="P12"/>
      <text:p text:style-name="P12">TNO <text:tab/><text:tab/>TNAME<text:tab/>TDATE<text:tab/>DESTINATION<text:tab/>SEATS</text:p>
      <text:p text:style-name="P12">---------- <text:tab/>----------------- -------- <text:tab/><text:tab/>--------------- <text:tab/><text:tab/>----------</text:p>
      <text:p text:style-name="P14"><text:span text:style-name="T8"><text:tab/>1 <text:tab/>Janashadabdi <text:tab/>21-05-22 <text:tab/>Thrissur<text:tab/><text:tab/> 15</text:span></text:p>
      <text:p text:style-name="P14"><text:span text:style-name="T8"><text:tab/>2 <text:tab/>Durantho <text:tab/>22-05-22 <text:tab/>Thrissur<text:tab/><text:tab/> 150</text:span></text:p>
      <text:p text:style-name="P14"><text:span text:style-name="T8"><text:tab/>3 <text:tab/>Kurla<text:tab/><text:tab/>23-05-22 <text:tab/>Kannur <text:tab/><text:tab/> 45</text:span></text:p>
      <text:p text:style-name="P12"/>
      <text:p text:style-name="P12">SQL&gt; commit;</text:p>
      <text:p text:style-name="P12"/>
      <text:p text:style-name="P12">Commit complete.</text:p>
      <text:p text:style-name="P12"/>
      <text:p text:style-name="P12">SQL&gt; insert into train values(3, 'Durantho', '21-05-2022', 'Kottayam', 30);</text:p>
      <text:p text:style-name="P12"/>
      <text:p text:style-name="P12">1 row created.</text:p>
      <text:p text:style-name="P12"/>
      <text:p text:style-name="P12">SQL&gt; rollback;</text:p>
      <text:p text:style-name="P12"/>
      <text:p text:style-name="P12">Rollback complete.</text:p>
      <text:p text:style-name="P12"/>
      <text:p text:style-name="P12">SQL&gt; select * from train;</text:p>
      <text:p text:style-name="P12"/>
      <text:p text:style-name="P12">TNO <text:tab/><text:tab/>TNAME<text:tab/>TDATE<text:tab/>DESTINATION<text:tab/>SEATS</text:p>
      <text:p text:style-name="P12">---------- <text:tab/>----------------- -------- <text:tab/><text:tab/>--------------- <text:tab/><text:tab/>----------</text:p>
      <text:p text:style-name="P14"><text:span text:style-name="T8"><text:tab/>1 <text:tab/>Janashadabdi <text:tab/>21-05-22 <text:tab/>Thrissur<text:tab/><text:tab/> 15</text:span></text:p>
      <text:p text:style-name="P14"><text:span text:style-name="T8"><text:tab/>2 <text:tab/>Durantho <text:tab/>22-05-22 <text:tab/>Thrissur<text:tab/><text:tab/> 150</text:span></text:p>
      <text:p text:style-name="P14"><text:span text:style-name="T8"><text:tab/>3 <text:tab/>Kurla<text:tab/><text:tab/>23-05-22 <text:tab/>Kannur <text:tab/><text:tab/> 45</text:span></text:p>
      <text:p text:style-name="P14"><text:span text:style-name="T8"/></text:p>
      <text:p text:style-name="Standard">SQL&gt; @/home/csdb05/Ajay/PLSQL/train.sql</text:p>
      <text:p text:style-name="Standard"/>
      <text:p text:style-name="Standard">Sequence created.</text:p>
      <text:p text:style-name="Standard"/>
      <text:p text:style-name="Standard"/>
      <text:p text:style-name="Standard">Trigger created.</text:p>
      <text:p text:style-name="Standard"/>
      <text:p text:style-name="Standard">SQL&gt; insert into train values(1, 'Janashadabdi', '21-05-2022', 'Thrissur', 15);</text:p>
      <text:p text:style-name="Standard"/>
      <text:p text:style-name="Standard">1 row created.</text:p>
      <text:p text:style-name="Standard"/>
      <text:p text:style-name="P14">SQL&gt; insert into train values(3, 'Kurla', '2<text:span text:style-name="T11">5</text:span>-05-2022', 'Kannur', 45);</text:p>
      <text:p text:style-name="P14"/>
      <text:p text:style-name="Standard">1 row created.</text:p>
      <text:p text:style-name="Standard"/>
      <text:p text:style-name="P14">SQL&gt; insert into train values(3, 'Durantho', '2<text:span text:style-name="T11">2</text:span>-05-2022', 'Kottayam', 30);</text:p>
      <text:p text:style-name="P14"/>
      <text:p text:style-name="Standard">1 row created.</text:p>
      <text:p text:style-name="Standard"/>
      <text:p text:style-name="P14">SQL&gt; insert into train values(5, 'Rajadhani', '2<text:span text:style-name="T11">3</text:span>-05-2022', 'Delhi', 150);</text:p>
      <text:p text:style-name="Standard"><text:soft-page-break/></text:p>
      <text:p text:style-name="Standard">1 row created.</text:p>
      <text:p text:style-name="Standard"/>
      <text:p text:style-name="Standard">SQL&gt; select * from train;</text:p>
      <text:p text:style-name="Standard"/>
      <text:p text:style-name="P12">TNO <text:tab/><text:tab/>TNAME<text:tab/>TDATE<text:tab/>DESTINATION<text:tab/>SEATS</text:p>
      <text:p text:style-name="P12">---------- <text:tab/>----------------- -------- <text:tab/><text:tab/>--------------- <text:tab/><text:tab/>----------</text:p>
      <text:p text:style-name="P14"><text:span text:style-name="T8"><text:tab/>1 <text:tab/>Janashadabdi <text:tab/>21-05-22 <text:tab/>Thrissur<text:tab/><text:tab/>15</text:span></text:p>
      <text:p text:style-name="P14"><text:span text:style-name="T8"><text:tab/>2<text:tab/>Kurula<text:tab/><text:tab/>25-05-22 <text:tab/>Kannur<text:tab/><text:tab/>45</text:span></text:p>
      <text:p text:style-name="P14"><text:span text:style-name="T8"><text:tab/></text:span><text:span text:style-name="T10">3</text:span><text:span text:style-name="T8"> <text:tab/>Durantho <text:tab/>22-05-22 <text:tab/>Kottayam<text:tab/><text:tab/></text:span><text:span text:style-name="T9">30</text:span></text:p>
      <text:p text:style-name="P14"><text:span text:style-name="T8"><text:tab/></text:span><text:span text:style-name="T10">4</text:span><text:span text:style-name="T8"> <text:tab/></text:span><text:span text:style-name="T9">Rajadhani</text:span><text:span text:style-name="T8"><text:tab/>23-05-22 <text:tab/>Delhi <text:tab/><text:tab/><text:tab/></text:span><text:span text:style-name="T9">150</text:span></text:p>
      <text:p text:style-name="P14"/>
      <text:p text:style-name="P4">Part b</text:p>
      <text:p text:style-name="P15">SQL&gt; select * from train;</text:p>
      <text:p text:style-name="P15"/>
      <text:p text:style-name="P13">TNO <text:tab/><text:tab/>TNAME<text:tab/>TDATE<text:tab/>DESTINATION<text:tab/>SEATS</text:p>
      <text:p text:style-name="P13">---------- <text:tab/>----------------- -------- <text:tab/><text:tab/>--------------- <text:tab/><text:tab/>----------</text:p>
      <text:p text:style-name="P16"><text:span text:style-name="T8"><text:tab/>1 <text:tab/>Janashadabdi <text:tab/>21-05-22 <text:tab/>Thrissur<text:tab/><text:tab/>15</text:span></text:p>
      <text:p text:style-name="P16"><text:span text:style-name="T8"><text:tab/>2<text:tab/>Kurula<text:tab/><text:tab/>25-05-22 <text:tab/>Kannur<text:tab/><text:tab/>45</text:span></text:p>
      <text:p text:style-name="P16"><text:span text:style-name="T8"><text:tab/></text:span><text:span text:style-name="T10">3</text:span><text:span text:style-name="T8"> <text:tab/>Durantho <text:tab/>22-05-22 <text:tab/>Kottayam<text:tab/><text:tab/></text:span><text:span text:style-name="T9">30</text:span></text:p>
      <text:p text:style-name="P15"><text:span text:style-name="T8"><text:tab/></text:span><text:span text:style-name="T7">4</text:span><text:span text:style-name="T8"> <text:tab/></text:span><text:span text:style-name="T9">Rajadhani</text:span><text:span text:style-name="T8"><text:tab/>23-05-22 <text:tab/>Delhi <text:tab/><text:tab/><text:tab/></text:span><text:span text:style-name="T9">150</text:span></text:p>
      <text:p text:style-name="P15"/>
      <text:p text:style-name="P15">SQL&gt; @/home/csdb05/Ajay/PLSQL/train2.sql</text:p>
      <text:p text:style-name="P15">1.Reserve <text:s/>2.Cancel : 1</text:p>
      <text:p text:style-name="P15">old <text:s text:c="2"/>7: <text:tab/>choice := &amp;x;</text:p>
      <text:p text:style-name="P15">new <text:s text:c="2"/>7: <text:tab/>choice := 1;</text:p>
      <text:p text:style-name="P15">Enter value for trainno: 3</text:p>
      <text:p text:style-name="P15">old <text:s text:c="2"/>8: <text:tab/>trainno := &amp;trainno;</text:p>
      <text:p text:style-name="P15">new <text:s text:c="2"/>8: <text:tab/>trainno := 3;</text:p>
      <text:p text:style-name="P15">Enter value for no: 5</text:p>
      <text:p text:style-name="P15">old <text:s text:c="2"/>9: <text:tab/>no := &amp;no;</text:p>
      <text:p text:style-name="P15">new <text:s text:c="2"/>9: <text:tab/>no := 5;</text:p>
      <text:p text:style-name="P15"/>
      <text:p text:style-name="P15">PL/SQL procedure successfully completed.</text:p>
      <text:p text:style-name="P15"/>
      <text:p text:style-name="P15">SQL&gt; select * from train;</text:p>
      <text:p text:style-name="P15"/>
      <text:p text:style-name="P15"><text:s text:c="2"/><text:span text:style-name="T8">TNO <text:tab/><text:tab/>TNAME<text:tab/>TDATE<text:tab/>DESTINATION<text:tab/>SEATS</text:span></text:p>
      <text:p text:style-name="P13">---------- <text:tab/>----------------- -------- <text:tab/><text:tab/>--------------- <text:tab/><text:tab/>----------</text:p>
      <text:p text:style-name="P16"><text:span text:style-name="T8"><text:tab/>1 <text:tab/>Janashadabdi <text:tab/>21-05-22 <text:tab/>Thrissur<text:tab/><text:tab/>15</text:span></text:p>
      <text:p text:style-name="P16"><text:span text:style-name="T8"><text:tab/>2<text:tab/>Kurula<text:tab/><text:tab/>25-05-22 <text:tab/>Kannur<text:tab/><text:tab/>45</text:span></text:p>
      <text:p text:style-name="P16"><text:span text:style-name="T8"><text:tab/></text:span><text:span text:style-name="T10">3</text:span><text:span text:style-name="T8"> <text:tab/>Durantho <text:tab/>22-05-22 <text:tab/>Kottayam<text:tab/><text:tab/></text:span><text:span text:style-name="T10">25</text:span></text:p>
      <text:p text:style-name="P15"><text:span text:style-name="T8"><text:tab/></text:span><text:span text:style-name="T7">4</text:span><text:span text:style-name="T8"> <text:tab/></text:span><text:span text:style-name="T9">Rajadhani</text:span><text:span text:style-name="T8"><text:tab/>23-05-22 <text:tab/>Delhi <text:tab/><text:tab/><text:tab/></text:span><text:span text:style-name="T9">150</text:span></text:p>
      <text:p text:style-name="P15"/>
      <text:p text:style-name="P15">SQL&gt; @/home/csdb05/Ajay/PLSQL/train2.sql</text:p>
      <text:p text:style-name="P15">1.Reserve <text:s/>2.Cancel : 2</text:p>
      <text:p text:style-name="P15">old <text:s text:c="2"/>7: <text:tab/>choice := &amp;x;</text:p>
      <text:p text:style-name="P15">new <text:s text:c="2"/>7: <text:tab/>choice := 2;</text:p>
      <text:p text:style-name="P15">Enter value for trainno: 4</text:p>
      <text:p text:style-name="P15">old <text:s text:c="2"/>8: <text:tab/>trainno := &amp;trainno;</text:p>
      <text:p text:style-name="P15">new <text:s text:c="2"/>8: <text:tab/>trainno := 4;</text:p>
      <text:p text:style-name="P15">Enter value for no: 6</text:p>
      <text:p text:style-name="P15"><text:soft-page-break/>old <text:s text:c="2"/>9: <text:tab/>no := &amp;no;</text:p>
      <text:p text:style-name="P15">new <text:s text:c="2"/>9: <text:tab/>no := 6;</text:p>
      <text:p text:style-name="P15"/>
      <text:p text:style-name="P15">PL/SQL procedure successfully completed.</text:p>
      <text:p text:style-name="P15"/>
      <text:p text:style-name="P15">SQL&gt; select * from train;</text:p>
      <text:p text:style-name="P15"/>
      <text:p text:style-name="P15"><text:s text:c="2"/><text:span text:style-name="T8">TNO <text:tab/><text:tab/>TNAME<text:tab/>TDATE<text:tab/>DESTINATION<text:tab/>SEATS</text:span></text:p>
      <text:p text:style-name="P13">---------- <text:tab/>----------------- -------- <text:tab/><text:tab/>--------------- <text:tab/><text:tab/>----------</text:p>
      <text:p text:style-name="P16"><text:span text:style-name="T8"><text:tab/>1 <text:tab/>Janashadabdi <text:tab/>21-05-22 <text:tab/>Thrissur<text:tab/><text:tab/>15</text:span></text:p>
      <text:p text:style-name="P16"><text:span text:style-name="T8"><text:tab/>2<text:tab/>Kurula<text:tab/><text:tab/>25-05-22 <text:tab/>Kannur<text:tab/><text:tab/>45</text:span></text:p>
      <text:p text:style-name="P16"><text:span text:style-name="T8"><text:tab/></text:span><text:span text:style-name="T10">3</text:span><text:span text:style-name="T8"> <text:tab/>Durantho <text:tab/>22-05-22 <text:tab/>Kottayam<text:tab/><text:tab/></text:span><text:span text:style-name="T10">25</text:span></text:p>
      <text:p text:style-name="P15"><text:span text:style-name="T8"><text:tab/></text:span><text:span text:style-name="T7">4</text:span><text:span text:style-name="T8"> <text:tab/></text:span><text:span text:style-name="T9">Rajadhani</text:span><text:span text:style-name="T8"><text:tab/>23-05-22 <text:tab/>Delhi <text:tab/><text:tab/><text:tab/></text:span><text:span text:style-name="T9">15</text:span><text:span text:style-name="T7">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1:33:07.004232872</meta:creation-date>
    <dc:date>2022-02-17T11:55:17.223634217</dc:date>
    <meta:editing-duration>PT11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26" meta:word-count="566" meta:character-count="3858" meta:non-whitespace-character-count="3186"/>
  </office:meta>
</office:document-meta>
</file>